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font-name="DejaVu Sans Condensed" fo:font-size="12pt" officeooo:rsid="00148c7a" officeooo:paragraph-rsid="002a2397" style:font-size-asian="12pt" style:font-size-complex="12pt"/>
    </style:style>
    <style:style style:name="P8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260f33" officeooo:paragraph-rsid="00260f33" style:font-size-asian="12pt" style:font-size-complex="12pt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255293"/>
    </style:style>
    <style:style style:name="P19" style:family="paragraph" style:parent-style-name="Standard" style:list-style-name="L10">
      <style:text-properties officeooo:paragraph-rsid="00116df3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 style:list-style-name="L12">
      <style:text-properties officeooo:rsid="00260f33" officeooo:paragraph-rsid="00260f33"/>
    </style:style>
    <style:style style:name="P22" style:family="paragraph" style:parent-style-name="Standard">
      <style:paragraph-properties fo:text-align="start" style:justify-single-word="false"/>
      <style:text-properties officeooo:paragraph-rsid="002e3e9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e3e9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e3e9d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fo:font-weight="bold" officeooo:rsid="002ccf6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b957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e399e" style:font-size-asian="12pt" style:font-weight-asian="bold" style:font-size-complex="12pt" style:font-weight-complex="bold"/>
    </style:style>
    <style:style style:name="T18" style:family="text">
      <style:text-properties officeooo:rsid="00216278"/>
    </style:style>
    <style:style style:name="T19" style:family="text">
      <style:text-properties officeooo:rsid="00221931"/>
    </style:style>
    <style:style style:name="T20" style:family="text">
      <style:text-properties officeooo:rsid="0023cd1c"/>
    </style:style>
    <style:style style:name="T21" style:family="text">
      <style:text-properties officeooo:rsid="00255293"/>
    </style:style>
    <style:style style:name="T22" style:family="text">
      <style:text-properties officeooo:rsid="00260f33"/>
    </style:style>
    <style:style style:name="T23" style:family="text">
      <style:text-properties officeooo:rsid="00295ba7"/>
    </style:style>
    <style:style style:name="T24" style:family="text">
      <style:text-properties officeooo:rsid="0029de06"/>
    </style:style>
    <style:style style:name="T25" style:family="text">
      <style:text-properties officeooo:rsid="003727d8"/>
    </style:style>
    <style:style style:name="T26" style:family="text">
      <style:text-properties officeooo:rsid="00360820"/>
    </style:style>
    <style:style style:name="T27" style:family="text">
      <style:text-properties officeooo:rsid="003468f5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8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2">1</text:span><text:span text:style-name="T17">0</text:span><text:span text:style-name="T12">3</text:span><text:span text:style-name="T13"> - </text:span><text:span text:style-name="T14">Controls - </text:span><text:span text:style-name="T15">Throttl</text:span><text:span text:style-name="T14">e</text:span><text:span text:style-name="T15"> </text:span><text:span text:style-name="T16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5">Turn: --</text:p>
        </text:list-item>
      </text:list>
      <text:p text:style-name="P1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6">F: <text:span text:style-name="T21">Toggle Electric Power</text:span></text:p>
        </text:list-item>
      </text:list>
      <text:p text:style-name="P1">T2 switch</text:p>
      <text:list text:style-name="L4">
        <text:list-item>
          <text:p text:style-name="P7">F: <text:span text:style-name="T23">Jettison weapons (must be </text:span><text:span text:style-name="T25">pressed</text:span><text:span text:style-name="T23"> repeatedly to drop all weapons, </text:span><text:span text:style-name="T25">order is outer to inner pylons, drop tanks first, </text:span><text:span text:style-name="T26">then </text:span><text:span text:style-name="T27">A2G weapons, then A2A weapons; pods are not jettisoned)</text:span></text:p>
        </text:list-item>
      </text:list>
      <text:p text:style-name="P1">T3 switch</text:p>
      <text:list text:style-name="L5">
        <text:list-item>
          <text:p text:style-name="P10">F: <text:span text:style-name="T23">Reset Master Caution audio warning</text:span></text:p>
        </text:list-item>
      </text:list>
      <text:p text:style-name="P1">T4 switch</text:p>
      <text:list text:style-name="L6">
        <text:list-item>
          <text:p text:style-name="P11">F: --</text:p>
        </text:list-item>
      </text:list>
      <text:p text:style-name="P1">Lighted Buttons -- Master Modes</text:p>
      <text:list text:style-name="L7">
        <text:list-item>
          <text:p text:style-name="P17"><text:span text:style-name="T7">B1</text:span><text:span text:style-name="T8">: </text:span><text:span text:style-name="T9">A/A </text:span><text:span text:style-name="T11">Master Mode</text:span><text:span text:style-name="T8"><text:tab/></text:span><text:span text:style-name="T7">B2: </text:span><text:span text:style-name="T9">-- </text:span><text:span text:style-name="T10">(No separate Master Arm)</text:span><text:span text:style-name="T7"><text:tab/>B3: </text:span><text:span text:style-name="T9">Next Waypoint/Airfield</text:span></text:p>
        </text:list-item>
      </text:list>
      <text:list text:style-name="L8">
        <text:list-item>
          <text:p text:style-name="P18"><text:span text:style-name="T7">B4: </text:span><text:span text:style-name="T9">A/G </text:span><text:span text:style-name="T11">Master Mode</text:span><text:span text:style-name="T7"><text:tab/>B5: </text:span><text:span text:style-name="T9">Cycle Nav/</text:span><text:span text:style-name="T10">Landing</text:span><text:span text:style-name="T9"> modes</text:span><text:span text:style-name="T7"><text:tab/>B6: </text:span><text:span text:style-name="T9">Previous Waypoint/Airfield</text:span></text:p>
        </text:list-item>
      </text:list>
      <text:p text:style-name="P1">T5 switch -- <text:span text:style-name="T18">Landing </text:span>Gear</text:p>
      <text:list text:style-name="L9">
        <text:list-item>
          <text:p text:style-name="P14"><text:span text:style-name="T2">U/D: </text:span><text:span text:style-name="T19">Landing </text:span><text:span text:style-name="T2">Gear up/down</text:span></text:p>
        </text:list-item>
      </text:list>
      <text:p text:style-name="P1">T6 switch -- <text:span text:style-name="T24">Flaps and </text:span><text:span text:style-name="T20">Air </text:span><text:span text:style-name="T1">Refueling</text:span></text:p>
      <text:list text:style-name="L10">
        <text:list-item>
          <text:p text:style-name="P19"><text:span text:style-name="T8">U/D: </text:span><text:span text:style-name="T9">Flaps up/down one notch</text:span></text:p>
        </text:list-item>
        <text:list-item>
          <text:p text:style-name="P15"><text:span text:style-name="T2">S-U: </text:span><text:span text:style-name="T21">Air Refueling door toggle</text:span></text:p>
        </text:list-item>
      </text:list>
      <text:p text:style-name="P1">T7 switch -- Canopy</text:p>
      <text:list text:style-name="L11">
        <text:list-item>
          <text:p text:style-name="P8">U: Canopy up/down <text:span text:style-name="T20">toggle</text:span></text:p>
        </text:list-item>
      </text:list>
      <text:p text:style-name="P1">E1 dial -- <text:span text:style-name="T1">Kneeboard </text:span><text:span text:style-name="T22">and RWR</text:span></text:p>
      <text:list text:style-name="L12">
        <text:list-item>
          <text:p text:style-name="P12">P: Kneeboard toggle</text:p>
        </text:list-item>
        <text:list-item>
          <text:p text:style-name="P20"><text:span text:style-name="T6">L/R</text:span><text:span text:style-name="T7">: Flip pages</text:span></text:p>
        </text:list-item>
        <text:list-item>
          <text:p text:style-name="P21"><text:span text:style-name="T7">S-</text:span><text:span text:style-name="T5">P: RWR mode cycle</text:span></text:p>
        </text:list-item>
        <text:list-item>
          <text:p text:style-name="P16">S-L/S-R: RWR volume up/down</text:p>
        </text:list-item>
      </text:list>
      <text:p text:style-name="P1">E2 dial -- <text:span text:style-name="T21">(no NVGs)</text:span></text:p>
      <text:list text:style-name="L13">
        <text:list-item>
          <text:p text:style-name="P13">P: --</text:p>
        </text:list-item>
        <text:list-item>
          <text:p text:style-name="P13"><text:span text:style-name="T4">L/R</text:span>: --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18:46.590000000</dc:date>
    <meta:editing-duration>PT4H51M56S</meta:editing-duration>
    <meta:editing-cycles>2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201" meta:character-count="1036" meta:non-whitespace-character-count="890"/>
  </office:meta>
</office:document-meta>
</file>